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07cm" fo:margin-left="0.116cm" table:align="left"/>
    </style:style>
    <style:style style:name="Tabelle2.A" style:family="table-column">
      <style:table-column-properties style:column-width="8.387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6" style:family="table-row">
      <style:table-row-properties style:min-row-height="1.08cm"/>
    </style:style>
    <style:style style:name="Tabelle2.7" style:family="table-row">
      <style:table-row-properties style:min-row-height="1.191cm"/>
    </style:style>
    <style:style style:name="P1" style:family="paragraph" style:parent-style-name="Standard">
      <style:text-properties officeooo:rsid="0012d696" officeooo:paragraph-rsid="0012d696"/>
    </style:style>
    <style:style style:name="P2" style:family="paragraph" style:parent-style-name="Standard">
      <style:text-properties officeooo:rsid="001bd12c" officeooo:paragraph-rsid="001bd12c"/>
    </style:style>
    <style:style style:name="P3" style:family="paragraph" style:parent-style-name="Standard">
      <style:text-properties officeooo:rsid="001dbf81" officeooo:paragraph-rsid="001dbf81"/>
    </style:style>
    <style:style style:name="P4" style:family="paragraph" style:parent-style-name="Standard">
      <style:text-properties officeooo:rsid="001f6c7a" officeooo:paragraph-rsid="001f6c7a"/>
    </style:style>
    <style:style style:name="P5" style:family="paragraph" style:parent-style-name="Standard">
      <style:text-properties officeooo:rsid="001f6c7a" officeooo:paragraph-rsid="002a497a"/>
    </style:style>
    <style:style style:name="P6" style:family="paragraph" style:parent-style-name="Standard">
      <style:text-properties officeooo:rsid="001f6c7a" officeooo:paragraph-rsid="0034cd81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86dbd" officeooo:paragraph-rsid="00286dbd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93f14" officeooo:paragraph-rsid="00293f14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bceb2" officeooo:paragraph-rsid="002bceb2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officeooo:rsid="002d3d8a" officeooo:paragraph-rsid="002d3d8a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286dbd" officeooo:paragraph-rsid="00286dbd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2a497a" officeooo:paragraph-rsid="002a497a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f6c7a" officeooo:paragraph-rsid="002a497a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f6c7a" officeooo:paragraph-rsid="0034cd8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2d3d8a" officeooo:paragraph-rsid="002d3d8a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34cd81" officeooo:paragraph-rsid="0034cd81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34d56a" officeooo:paragraph-rsid="0034d56a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2bceb2" officeooo:paragraph-rsid="002bceb2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2d3d8a" officeooo:paragraph-rsid="002d3d8a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2d3d8a" officeooo:paragraph-rsid="002e53b9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1dbf81" officeooo:paragraph-rsid="002d3d8a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d56a" officeooo:paragraph-rsid="0034d56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officeooo:rsid="001dbf81" officeooo:paragraph-rsid="002d3d8a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officeooo:paragraph-rsid="00286dbd"/>
    </style:style>
    <style:style style:name="P25" style:family="paragraph" style:parent-style-name="Standard">
      <style:paragraph-properties fo:text-align="start" style:justify-single-word="false"/>
      <style:text-properties officeooo:paragraph-rsid="002e53b9"/>
    </style:style>
    <style:style style:name="P26" style:family="paragraph" style:parent-style-name="Table_20_Contents">
      <style:text-properties officeooo:rsid="0012d696" officeooo:paragraph-rsid="0012d696"/>
    </style:style>
    <style:style style:name="P27" style:family="paragraph" style:parent-style-name="Table_20_Contents">
      <style:text-properties officeooo:rsid="0012d696" officeooo:paragraph-rsid="002bceb2"/>
    </style:style>
    <style:style style:name="P28" style:family="paragraph" style:parent-style-name="Table_20_Contents">
      <style:text-properties officeooo:rsid="001488c3" officeooo:paragraph-rsid="001488c3"/>
    </style:style>
    <style:style style:name="P29" style:family="paragraph" style:parent-style-name="Table_20_Contents">
      <style:text-properties officeooo:rsid="001bd12c" officeooo:paragraph-rsid="001bd12c"/>
    </style:style>
    <style:style style:name="P30" style:family="paragraph" style:parent-style-name="Table_20_Contents">
      <style:text-properties officeooo:rsid="001dbf81" officeooo:paragraph-rsid="001dbf81"/>
    </style:style>
    <style:style style:name="P31" style:family="paragraph" style:parent-style-name="Table_20_Contents">
      <style:text-properties officeooo:paragraph-rsid="001e39a8"/>
    </style:style>
    <style:style style:name="P32" style:family="paragraph" style:parent-style-name="Table_20_Contents">
      <style:text-properties officeooo:rsid="00286dbd" officeooo:paragraph-rsid="00286dbd"/>
    </style:style>
    <style:style style:name="P33" style:family="paragraph" style:parent-style-name="Table_20_Contents">
      <style:text-properties officeooo:rsid="002bceb2" officeooo:paragraph-rsid="002bceb2"/>
    </style:style>
    <style:style style:name="P34" style:family="paragraph" style:parent-style-name="Table_20_Contents">
      <style:text-properties officeooo:rsid="002e53b9" officeooo:paragraph-rsid="002e53b9"/>
    </style:style>
    <style:style style:name="P35" style:family="paragraph" style:parent-style-name="Table_20_Contents">
      <style:text-properties officeooo:rsid="002fc994" officeooo:paragraph-rsid="002fc994"/>
    </style:style>
    <style:style style:name="P36" style:family="paragraph" style:parent-style-name="Heading_20_2">
      <style:text-properties fo:font-size="12pt" fo:font-weight="normal" officeooo:paragraph-rsid="001e39a8" style:font-size-asian="12pt" style:font-weight-asian="normal" style:font-size-complex="12pt" style:font-weight-complex="normal"/>
    </style:style>
    <style:style style:name="P37" style:family="paragraph" style:parent-style-name="Heading_20_2">
      <style:text-properties fo:font-size="12pt" fo:font-weight="normal" officeooo:rsid="002e53b9" officeooo:paragraph-rsid="002e53b9" style:font-size-asian="12pt" style:font-weight-asian="normal" style:font-size-complex="12pt" style:font-weight-complex="normal"/>
    </style:style>
    <style:style style:name="P38" style:family="paragraph" style:parent-style-name="Heading_20_2">
      <style:text-properties fo:font-size="12pt" fo:font-weight="normal" officeooo:rsid="0034cd81" officeooo:paragraph-rsid="0034cd8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34cd81" officeooo:paragraph-rsid="0034cd81" style:font-size-asian="16pt" style:font-size-complex="16pt"/>
    </style:style>
    <style:style style:name="P4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86dbd" officeooo:paragraph-rsid="00286dbd" style:font-size-asian="16pt" style:font-size-complex="16pt"/>
    </style:style>
    <style:style style:name="P41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officeooo:rsid="00286dbd" officeooo:paragraph-rsid="00286dbd" style:font-size-asian="16pt" style:font-size-complex="16pt"/>
    </style:style>
    <style:style style:name="T1" style:family="text">
      <style:text-properties style:font-name="Bitstream Vera Serif"/>
    </style:style>
    <style:style style:name="T2" style:family="text">
      <style:text-properties officeooo:rsid="001dbf81"/>
    </style:style>
    <style:style style:name="T3" style:family="text">
      <style:text-properties fo:font-weight="bold"/>
    </style:style>
    <style:style style:name="T4" style:family="text">
      <style:text-properties officeooo:rsid="001e39a8"/>
    </style:style>
    <style:style style:name="T5" style:family="text">
      <style:text-properties officeooo:rsid="002a497a"/>
    </style:style>
    <style:style style:name="T6" style:family="text">
      <style:text-properties fo:font-size="12pt" style:text-underline-style="none" officeooo:rsid="00286dbd" style:font-size-asian="10.5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f6c7a"/>
    </style:style>
    <style:style style:name="T9" style:family="text">
      <style:text-properties officeooo:rsid="002bceb2"/>
    </style:style>
    <style:style style:name="T10" style:family="text">
      <style:text-properties officeooo:rsid="002d3d8a"/>
    </style:style>
    <style:style style:name="T11" style:family="text">
      <style:text-properties officeooo:rsid="002e53b9"/>
    </style:style>
    <style:style style:name="T12" style:family="text">
      <style:text-properties style:font-name="Liberation Serif" fo:font-size="12pt" style:text-underline-style="none" officeooo:rsid="002d3d8a" style:font-size-asian="12pt" style:font-size-complex="12pt"/>
    </style:style>
    <style:style style:name="T13" style:family="text">
      <style:text-properties officeooo:rsid="0034cd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Vokabeln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8">repository</text:p>
          </table:table-cell>
          <table:table-cell table:style-name="Tabelle1.B1" office:value-type="string">
            <text:p text:style-name="P28">Ordner/Verzeichnis</text:p>
          </table:table-cell>
        </table:table-row>
        <table:table-row>
          <table:table-cell table:style-name="Tabelle1.A2" office:value-type="string">
            <text:p text:style-name="P34">Index</text:p>
          </table:table-cell>
          <table:table-cell table:style-name="Tabelle1.B2" office:value-type="string">
            <text:p text:style-name="P34">Bindung Zwischen schritt</text:p>
          </table:table-cell>
        </table:table-row>
        <table:table-row>
          <table:table-cell table:style-name="Tabelle1.A2" office:value-type="string">
            <text:p text:style-name="P34">commit</text:p>
          </table:table-cell>
          <table:table-cell table:style-name="Tabelle1.B2" office:value-type="string">
            <text:p text:style-name="P35">Zusage um vom Index zum Head zu wechseln</text:p>
          </table:table-cell>
        </table:table-row>
        <table:table-row>
          <table:table-cell table:style-name="Tabelle1.A2" office:value-type="string">
            <text:p text:style-name="P34">Head</text:p>
          </table:table-cell>
          <table:table-cell table:style-name="Tabelle1.B2" office:value-type="string">
            <text:p text:style-name="P34">Ist der Hauptverzeichnis</text:p>
          </table:table-cell>
        </table:table-row>
        <table:table-row>
          <table:table-cell table:style-name="Tabelle1.A2" office:value-type="string">
            <text:p text:style-name="P34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Befehle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6">Cd</text:p>
          </table:table-cell>
          <table:table-cell table:style-name="Tabelle2.B1" office:value-type="string">
            <text:p text:style-name="P26">Wechsel des <text:span text:style-name="T10">Arbeitsverzeichnisses</text:span></text:p>
          </table:table-cell>
        </table:table-row>
        <table:table-row>
          <table:table-cell table:style-name="Tabelle2.A2" office:value-type="string">
            <text:p text:style-name="P33">cd ..</text:p>
          </table:table-cell>
          <table:table-cell table:style-name="Tabelle2.B2" office:value-type="string">
            <text:p text:style-name="P27"><text:span text:style-name="T9">Vom </text:span>Arbeitesverzeichniss <text:span text:style-name="T9">Ein Schritt zurück</text:span></text:p>
          </table:table-cell>
        </table:table-row>
        <table:table-row>
          <table:table-cell table:style-name="Tabelle2.A2" office:value-type="string">
            <text:p text:style-name="P29"><text:span text:style-name="T2">g</text:span>it pull</text:p>
          </table:table-cell>
          <table:table-cell table:style-name="Tabelle2.B2" office:value-type="string">
            <text:p text:style-name="P29">Verzeichnis aktualisieren</text:p>
          </table:table-cell>
        </table:table-row>
        <table:table-row>
          <table:table-cell table:style-name="Tabelle2.A2" office:value-type="string">
            <text:p text:style-name="P30">git add</text:p>
          </table:table-cell>
          <table:table-cell table:style-name="Tabelle2.B2" office:value-type="string">
            <text:p text:style-name="Table_20_Contents">zum <text:span text:style-name="T3">Index</text:span> hinzufügen</text:p>
          </table:table-cell>
        </table:table-row>
        <table:table-row>
          <table:table-cell table:style-name="Tabelle2.A2" office:value-type="string">
            <text:p text:style-name="P30">git commit -m "<text:span text:style-name="T4">commit-Nachricht</text:span>"</text:p>
          </table:table-cell>
          <table:table-cell table:style-name="Tabelle2.B2" office:value-type="string">
            <text:p text:style-name="Table_20_Contents">bestätigst deine Änderungen </text:p>
          </table:table-cell>
        </table:table-row>
        <table:table-row table:style-name="Tabelle2.6">
          <table:table-cell table:style-name="Tabelle2.A2" office:value-type="string">
            <text:p text:style-name="P30">git push</text:p>
          </table:table-cell>
          <table:table-cell table:style-name="Tabelle2.B2" office:value-type="string">
            <text:p text:style-name="P31"><text:span text:style-name="Source_20_Text"><text:span text:style-name="T4">Änderung hochladen</text:span></text:span></text:p>
          </table:table-cell>
        </table:table-row>
        <table:table-row table:style-name="Tabelle2.7">
          <table:table-cell table:style-name="Tabelle2.A2" office:value-type="string">
            <text:p text:style-name="P32">git rm -r Dateiname</text:p>
          </table:table-cell>
          <table:table-cell table:style-name="Tabelle2.B2" office:value-type="string">
            <text:h text:style-name="P36" text:outline-level="2">Datei aus dem Repositorium entfernen</text:h>
            <text:p text:style-name="P31"/>
          </table:table-cell>
        </table:table-row>
        <table:table-row table:style-name="Tabelle2.7">
          <table:table-cell table:style-name="Tabelle2.A2" office:value-type="string">
            <text:p text:style-name="P20">rm -rf <text:span text:style-name="T11">dateiname/</text:span></text:p>
          </table:table-cell>
          <table:table-cell table:style-name="Tabelle2.B2" office:value-type="string">
            <text:h text:style-name="P37" text:outline-level="2">Lösche den Ordner (Repositorium)</text:h>
          </table:table-cell>
        </table:table-row>
        <table:table-row table:style-name="Tabelle2.7">
          <table:table-cell table:style-name="Tabelle2.A2" office:value-type="string">
            <text:p text:style-name="P25"><text:span text:style-name="Source_20_Text"><text:span text:style-name="T12">git clone /pfad/zum/repository</text:span></text:span><text:span text:style-name="Source_20_Text"><text:span text:style-name="T7">git clone benutzername@host:/pfad/zum/repository</text:span></text:span></text:p>
          </table:table-cell>
          <table:table-cell table:style-name="Tabelle2.B2" office:value-type="string">
            <text:h text:style-name="P37" text:outline-level="2">Hauptverzeichnis Klonen</text:h>
          </table:table-cell>
        </table:table-row>
        <table:table-row table:style-name="Tabelle2.7">
          <table:table-cell table:style-name="Tabelle2.A2" office:value-type="string">
            <text:p text:style-name="P16">git diff Dateiname</text:p>
          </table:table-cell>
          <table:table-cell table:style-name="Tabelle2.B2" office:value-type="string">
            <text:h text:style-name="P38" text:outline-level="2">Datei Ändern</text:h>
          </table:table-cell>
        </table:table-row>
        <table:table-row table:style-name="Tabelle2.7">
          <table:table-cell table:style-name="Tabelle2.A2" office:value-type="string">
            <text:p text:style-name="P16">git add .</text:p>
          </table:table-cell>
          <table:table-cell table:style-name="Tabelle2.B2" office:value-type="string">
            <text:h text:style-name="P38" text:outline-level="2">Änderung Hochladen</text:h>
          </table:table-cell>
        </table:table-row>
        <table:table-row table:style-name="Tabelle2.7">
          <table:table-cell table:style-name="Tabelle2.A2" office:value-type="string">
            <text:p text:style-name="P17">git checkout</text:p>
          </table:table-cell>
          <table:table-cell table:style-name="Tabelle2.B2" office:value-type="string">
            <text:p text:style-name="P22">Branch auf dem selben Stand wie die 'origin/master'.</text:p>
          </table:table-cell>
        </table:table-row>
      </table:table>
      <text:p text:style-name="P7"/>
      <text:p text:style-name="P41">Datei Hochladen</text:p>
      <text:p text:style-name="P2">Reihenfolge:</text:p>
      <text:p text:style-name="P2">1. <text:span text:style-name="T2">I</text:span>n der Konsole das Verzeichnis ansteuern von <text:span text:style-name="T13">(github) den</text:span> man bearbeiten möchte</text:p>
      <text:p text:style-name="P2">z.B. </text:p>
      <text:p text:style-name="P2">„ <text:span text:style-name="T1">privat@privat:~$ cd tf/distance-us-v2-bricklet/</text:span></text:p>
      <text:p text:style-name="P2"><text:span text:style-name="T1"><text:s text:c="3"/>privat@privat:~/tf/distance-us-v2-bricklet$</text:span> „</text:p>
      <text:p text:style-name="P3">2. Den aktuellen stand Herunterlade mit dem Befehl „git pull“</text:p>
      <text:p text:style-name="P3">z.B</text:p>
      <text:p text:style-name="P3">„omar@omar-P6640:~/tf/distance-us-v2-bricklet$ git pull“</text:p>
      <text:p text:style-name="P3">3. Datei <text:span text:style-name="T4">Zum <text:s/>Index hinzufügen mit dem Befehl</text:span> „git add dateiname“</text:p>
      <text:p text:style-name="P4">z.B</text:p>
      <text:p text:style-name="P4">omar@omar-P6640:~/tf/distance-us-v2-bricklet$ git add Tutorial.odt</text:p>
      <text:p text:style-name="P4">4.Bestätigst du deine Änderungen Mit dem Befehl git commit-m" "</text:p>
      <text:p text:style-name="P4">z.B</text:p>
      <text:p text:style-name="P4">omar@omar-P6640:~/tf/distance-us-v2-bricklet$ git commit -m " "</text:p>
      <text:p text:style-name="P4">5.Mit „git push“ die Datei oder die Änderung Hochladen</text:p>
      <text:p text:style-name="P4">z.B</text:p>
      <text:p text:style-name="P4">omar@omar-P6640:~/tf/distance-us-v2-bricklet$ git push</text:p>
      <text:p text:style-name="P7"/>
      <text:p text:style-name="P7"/>
      <text:p text:style-name="P7">Datei Löschen</text:p>
      <text:p text:style-name="P11">Reihenfolge: </text:p>
      <text:p text:style-name="P11">1. Ordner muss auf den aktuellen Stand sein!!!</text:p>
      <text:p text:style-name="P24"><text:span text:style-name="T6">2. </text:span>Datei aus dem Repositorium entfernen</text:p>
      <text:p text:style-name="P12">z.B</text:p>
      <text:p text:style-name="P12">omar@omar-P6640:~/tf/distance-us-v2-bricklet$ git rm -r Schaltplan_Ultraschallsensor</text:p>
      <text:p text:style-name="P12">3. <text:span text:style-name="T8">Bestätigst du deine Änderungen Mit dem Befehl git commit-m"</text:span>Lösche <text:span text:style-name="T8"><text:s/></text:span>Dateiname<text:span text:style-name="T8">"</text:span></text:p>
      <text:p text:style-name="P5">z.B</text:p>
      <text:p text:style-name="P13">omar@omar-P6640:~/tf/distance-us-v2-bricklet$ git commit -m "<text:span text:style-name="T5">Lösche</text:span> <text:span text:style-name="T5">Schaltplan_Ultraschallsensor</text:span>"</text:p>
      <text:p text:style-name="P12">4. <text:span text:style-name="T8">Mit „git push“ die Datei oder die Änderung Hochladen</text:span></text:p>
      <text:p text:style-name="P5">z.B</text:p>
      <text:p text:style-name="P13">omar@omar-P6640:~/tf/distance-us-v2-bricklet$ git push</text:p>
      <text:p text:style-name="P8"/>
      <text:p text:style-name="P8"/>
      <text:p text:style-name="P9">Hauptverzeichnis Klonen</text:p>
      <text:p text:style-name="P15">Reihenfolge:</text:p>
      <text:p text:style-name="P18">1. Lösche <text:span text:style-name="T10">Ordner (nur wenn der Ordner bereits existiert)</text:span></text:p>
      <text:p text:style-name="P19">z.B</text:p>
      <text:p text:style-name="P19">omar@omar-P6640:~/tf$ rm -rf distance-us-v2-bricklet/</text:p>
      <text:p text:style-name="P19">2. Hauptverzeichnis Klonen</text:p>
      <text:p text:style-name="P19">z.B</text:p>
      <text:p text:style-name="P10"><text:span text:style-name="T7">omar@omar-P6640:~/tf$ git clone </text:span><text:a xlink:type="simple" xlink:href="mailto:git@github.com" text:style-name="Internet_20_link" text:visited-style-name="Visited_20_Internet_20_Link"><text:span text:style-name="T7">git@github.com</text:span></text:a><text:span text:style-name="T7">:Tinkerforge/distance-us-v2-bricklet.git</text:span></text:p>
      <text:p text:style-name="P19">3.<text:span text:style-name="T2">en aktuellen stand Herunterlade mit dem Befehl „git pull“</text:span></text:p>
      <text:p text:style-name="P23">z.B</text:p>
      <text:p text:style-name="P21">„omar@omar-P6640:~/tf/distance-us-v2-bricklet$ git pull“</text:p>
      <text:p text:style-name="P39"/>
      <text:p text:style-name="P39"/>
      <text:p text:style-name="P39"/>
      <text:p text:style-name="P39"><text:soft-page-break/>Änderung Hochladen</text:p>
      <text:p text:style-name="P16">Reihenfolge:</text:p>
      <text:p text:style-name="P16">1. Änderung angeben </text:p>
      <text:p text:style-name="P16">z.B</text:p>
      <text:p text:style-name="P16">omar@omar-P6640:~/tf/distance-us-v2-bricklet$ git diff omar.odt</text:p>
      <text:p text:style-name="P16">2. Änderung Hochladen</text:p>
      <text:p text:style-name="P16">z.B</text:p>
      <text:p text:style-name="P16">omar@omar-P6640:~/tf/distance-us-v2-bricklet$ git add .</text:p>
      <text:p text:style-name="P6"><text:span text:style-name="T13">3</text:span>. Bestätigst du deine Änderungen</text:p>
      <text:p text:style-name="P6">z.B</text:p>
      <text:p text:style-name="P6">omar@omar-P6640:~/tf/distance-us-v2-bricklet$ git commit -m "<text:span text:style-name="T13">Dateiname Geändert</text:span> "</text:p>
      <text:p text:style-name="P6"><text:span text:style-name="T13">4</text:span>. <text:span text:style-name="T13">D</text:span>ie Änderung Hochladen</text:p>
      <text:p text:style-name="P6">z.B</text:p>
      <text:p text:style-name="P14">omar@omar-P6640:~/tf/distance-us-v2-bricklet$ git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22:08.201565414</meta:creation-date>
    <dc:date>2018-02-02T11:43:52.577465346</dc:date>
    <meta:editing-duration>PT40M2S</meta:editing-duration>
    <meta:editing-cycles>11</meta:editing-cycles>
    <meta:generator>LibreOffice/5.1.6.2$Linux_X86_64 LibreOffice_project/10m0$Build-2</meta:generator>
    <meta:document-statistic meta:table-count="2" meta:image-count="0" meta:object-count="0" meta:page-count="3" meta:paragraph-count="89" meta:word-count="311" meta:character-count="2670" meta:non-whitespace-character-count="2439"/>
  </office:meta>
</office:document-meta>
</file>